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قدم قدم پہ علی کو پکارتے رہنا</text:p>
      <text:p text:style-name="Standard">&lt;br&gt;<text:tab/></text:p>
      <text:p text:style-name="Standard">&lt;br&gt;<text:tab/>رواں ہے کشتیئِ ایمان اسی سہارے سے</text:p>
      <text:p text:style-name="Standard">&lt;br&gt;<text:tab/>نہ رُک سکے گی یہ ظُلم و ستم کے دھارے سے</text:p>
      <text:p text:style-name="Standard">&lt;br&gt;<text:tab/>علی کے نام پہ لگ جائے گی کنارے سے</text:p>
      <text:p text:style-name="Standard">&lt;br&gt;<text:tab/>ہر ایک موج سے ساحل اُبھارتے رہنا</text:p>
      <text:p text:style-name="Standard"/>
      <text:p text:style-name="Standard">&lt;br&gt;<text:tab/></text:p>
      <text:p text:style-name="Standard">&lt;br&gt;<text:tab/>راہِ حیات میں منزل کو ڈھونڈنے والو</text:p>
      <text:p text:style-name="Standard">&lt;br&gt;<text:tab/>تلاشِ حق میں نہ در در کی ٹھوکریں کھائو</text:p>
      <text:p text:style-name="Standard">&lt;br&gt;<text:tab/>ہماری مانو تو سوئے نجف چلے جائو</text:p>
      <text:p text:style-name="Standard">&lt;br&gt;<text:tab/>اس آستانے پہ قسمت سنوارتے رہنا</text:p>
      <text:p text:style-name="Standard"/>
      <text:p text:style-name="Standard">&lt;br&gt;<text:tab/></text:p>
      <text:p text:style-name="Standard">&lt;br&gt;<text:tab/>علی ہے نامِ خُدا اور اسمِ اعظم ہے</text:p>
      <text:p text:style-name="Standard">&lt;br&gt;<text:tab/>یہی وہ نام ہے جس پر بقائے عالم ہے</text:p>
      <text:p text:style-name="Standard">&lt;br&gt;<text:tab/>خُدا کے گھر میں جو اُبھرا وہ نقشِ محکم ہے</text:p>
      <text:p text:style-name="Standard">&lt;br&gt;<text:tab/>یہ نقش دل میں ہر ایک کے اُتارتے رہنا</text:p>
      <text:p text:style-name="Standard"/>
      <text:p text:style-name="Standard">&lt;br&gt;<text:tab/></text:p>
      <text:p text:style-name="Standard">&lt;br&gt;<text:tab/>نبی گواہ ہے ذکرِ علی عبادت ہے</text:p>
      <text:p text:style-name="Standard">&lt;br&gt;<text:tab/>عمل یہ نیک ہے سب سے بڑی سعادت ہے</text:p>
      <text:p text:style-name="Standard">&lt;br&gt;<text:tab/>علی کے نام پہ موت آئے تو شہادت ہے</text:p>
      <text:p text:style-name="Standard">&lt;br&gt;<text:tab/>نزع کے وقت بھی اُس کو پکارتے رہنا</text:p>
      <text:p text:style-name="Standard"/>
      <text:p text:style-name="Standard">&lt;br&gt;<text:tab/></text:p>
      <text:p text:style-name="Standard">&lt;br&gt;<text:tab/>نہ کوئی غزوئہ خیبر میں جبکہ کام آیا</text:p>
      <text:p text:style-name="Standard">&lt;br&gt;<text:tab/>رسول پاک کے لب پر علی کا نام آیا</text:p>
      <text:p text:style-name="Standard">&lt;br&gt;<text:tab/>ادھر زبان ہلی تھی اُدھر امام آیا</text:p>
      <text:p text:style-name="Standard">&lt;br&gt;<text:tab/>کہ جسکا کام ہے بگڑی سنوارتے رہنا</text:p>
      <text:p text:style-name="Standard"/>
      <text:p text:style-name="Standard">&lt;br&gt;<text:tab/></text:p>
      <text:p text:style-name="Standard">&lt;br&gt;<text:tab/>کبھی جو معرکئہ حق کی بات آئے گی</text:p>
      <text:p text:style-name="Standard">&lt;br&gt;<text:tab/>نگاہِ فکرِ ہُنرآپ پر بھی جائے گی</text:p>
      <text:p text:style-name="Standard">&lt;br&gt;<text:tab/>حُنین و بدر و اُحد کربلا بتائے گی</text:p>
      <text:p text:style-name="Standard">&lt;br&gt;<text:tab/>لکھا ہے کس کے مقدر میں ہارتے رہنا</text:p>
      <text:p text:style-name="Standard"/>
      <text:p text:style-name="Standard">&lt;br&gt;<text:tab/></text:p>
      <text:p text:style-name="Standard">&lt;br&gt;<text:tab/>بتائے سوچ کے وہ حفظ جن کو قرآن ہے</text:p>
      <text:p text:style-name="Standard">&lt;br&gt;<text:tab/>کہ جو علی کو نہ مانے وہ کب مسلمان ہے</text:p>
      <text:p text:style-name="Standard">&lt;br&gt;<text:tab/>مجاہد اپنا تو نادِ علی پہ ایمان ہے</text:p>
      <text:p text:style-name="Standard">&lt;br&gt;<text:tab/>اسی سہارے سے ہستی گُزارتے رہنا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15:48.460301600</meta:creation-date>
    <dc:date>2026-01-22T19:16:55.146250600</dc:date>
    <meta:editing-duration>PT1M7S</meta:editing-duration>
    <meta:editing-cycles>1</meta:editing-cycles>
    <meta:document-statistic meta:table-count="0" meta:image-count="0" meta:object-count="0" meta:page-count="1" meta:paragraph-count="36" meta:word-count="269" meta:character-count="1115" meta:non-whitespace-character-count="874"/>
    <meta:generator>LibreOffice/25.8.4.2$Windows_X86_64 LibreOffice_project/290daaa01b999472f0c7a3890eb6a550fd74c6df</meta:generator>
  </office:meta>
</office:document-meta>
</file>